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CorsConfigurationSourceTests.registerAndMatch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BasedCorsConfigurationSource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BasedCorsConfigurationSourceTests.empty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Tests.allowInitLooku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BasedCorsConfigurationSourceTests.unmodifiableConfiguration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